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Shlomo" svg:font-family="Shlomo" style:font-pitch="variable"/>
    <style:font-face style:name="Constantia" svg:font-family="Constant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text-properties style:font-name="Constantia" style:font-name-complex="Constantia"/>
    </style:style>
    <style:style style:name="P2" style:family="paragraph" style:parent-style-name="Normal" style:master-page-name="MP0">
      <style:paragraph-properties style:page-number="auto" fo:break-before="page"/>
      <style:text-properties style:font-name="Constantia" style:font-name-complex="Constantia"/>
    </style:style>
    <style:style style:name="P3" style:family="paragraph" style:parent-style-name="Normal" style:list-style-name="L1">
      <style:text-properties style:font-name="Constantia" style:font-name-complex="Constantia"/>
    </style:style>
    <style:style style:name="P4" style:family="paragraph" style:parent-style-name="Normal">
      <style:paragraph-properties fo:break-before="column"/>
      <style:text-properties style:font-name="Constantia" style:font-name-complex="Constantia"/>
    </style:style>
    <style:style style:name="P5" style:family="paragraph" style:parent-style-name="List_20_Paragraph" style:list-style-name="L1">
      <style:text-properties officeooo:paragraph-rsid="001da4e7"/>
    </style:style>
    <style:style style:name="P6" style:family="paragraph" style:parent-style-name="List_20_Paragraph" style:list-style-name="L1">
      <style:text-properties style:font-name="Constantia" style:font-name-complex="Constantia"/>
    </style:style>
    <style:style style:name="P7" style:family="paragraph" style:parent-style-name="List_20_Paragraph" style:list-style-name="L1">
      <style:text-properties style:font-name="Constantia" officeooo:rsid="00226ac8" officeooo:paragraph-rsid="00226ac8" style:font-name-complex="Constantia"/>
    </style:style>
    <style:style style:name="P8" style:family="paragraph" style:parent-style-name="List_20_Paragraph" style:list-style-name="L2">
      <style:text-properties style:font-name="Constantia" style:font-name-complex="Constantia"/>
    </style:style>
    <style:style style:name="P9" style:family="paragraph" style:parent-style-name="List_20_Paragraph" style:list-style-name="L3">
      <style:text-properties style:font-name="Constantia" style:font-name-complex="Constantia"/>
    </style:style>
    <style:style style:name="P10" style:family="paragraph" style:parent-style-name="List_20_Paragraph" style:list-style-name="L3">
      <style:text-properties style:font-name="Constantia" officeooo:rsid="00216f61" officeooo:paragraph-rsid="00216f61" style:font-name-complex="Constantia"/>
    </style:style>
    <style:style style:name="P11" style:family="paragraph" style:parent-style-name="List_20_Paragraph" style:list-style-name="L3"/>
    <style:style style:name="P12" style:family="paragraph" style:parent-style-name="List_20_Paragraph" style:list-style-name="L3">
      <style:text-properties officeooo:paragraph-rsid="001da4e7"/>
    </style:style>
    <style:style style:name="T1" style:family="text">
      <style:text-properties officeooo:rsid="00223f35"/>
    </style:style>
    <style:style style:name="T2" style:family="text">
      <style:text-properties officeooo:rsid="00226ac8"/>
    </style:style>
    <style:style style:name="T3" style:family="text">
      <style:text-properties style:font-name="Constantia" style:font-name-complex="Constantia"/>
    </style:style>
    <style:style style:name="T4" style:family="text">
      <style:text-properties style:font-name="Constantia" officeooo:rsid="001da4e7" style:font-name-complex="Constantia" style:language-complex="he" style:country-complex="IL"/>
    </style:style>
    <style:style style:name="T5" style:family="text">
      <style:text-properties style:font-name="Constantia" officeooo:rsid="001da4e7" style:font-name-complex="Constantia"/>
    </style:style>
    <style:style style:name="T6" style:family="text">
      <style:text-properties officeooo:rsid="002abe14"/>
    </style:style>
    <style:style style:name="T7" style:family="text">
      <style:text-properties style:language-complex="he" style:country-complex="IL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xt:</text:p>
      <text:list xml:id="list1922131490" text:style-name="L1">
        <text:list-item>
          <text:p text:style-name="P6">Add Yah Eli piyyut, <text:span text:style-name="T1">check Torah service text</text:span></text:p>
        </text:list-item>
        <text:list-item>
          <text:p text:style-name="P6">Girsa of beracha of mekadeish hashabbat--add ungrammatical version in footnote</text:p>
        </text:list-item>
        <text:list-item>
          <text:p text:style-name="P5"><text:span text:style-name="Default_20_Paragraph_20_Font"><text:span text:style-name="T4">Pluralize yehi ratzon for guests</text:span></text:span></text:p>
        </text:list-item>
      </text:list>
      <text:p text:style-name="P1">Formatting:</text:p>
      <text:list xml:id="list121904966185425" text:continue-numbering="true" text:style-name="L1">
        <text:list-item>
          <text:p text:style-name="P6">Shabbat mincha kedusha is screwed up</text:p>
        </text:list-item>
        <text:list-item>
          <text:p text:style-name="P6">Bentshing (bamarom) has messed up formatting</text:p>
        </text:list-item>
        <text:list-item>
          <text:p text:style-name="P7">Find out why some things have less line spacing (mizmor shir chanukkat habayit)</text:p>
        </text:list-item>
        <text:list-item>
          <text:p text:style-name="P3">Bilingual instructions</text:p>
        </text:list-item>
      </text:list>
      <text:list xml:id="list848758823" text:style-name="L2">
        <text:list-item>
          <text:p text:style-name="P8">Rashi script for instructions</text:p>
        </text:list-item>
        <text:list-item>
          <text:p text:style-name="P8">Stretchy letters</text:p>
        </text:list-item>
        <text:list-item>
          <text:p text:style-name="P8">Bold for shva na'</text:p>
        </text:list-item>
      </text:list>
      <text:p text:style-name="P1"/>
      <text:p text:style-name="P4">Other:</text:p>
      <text:list xml:id="list2844645231" text:style-name="L3">
        <text:list-item>
          <text:p text:style-name="P9">Reorganize so Yom-Tov doesn't have so much skipping around</text:p>
          <text:list>
            <text:list-item>
              <text:p text:style-name="P10">Add holiday amidah at bottom of page for shacharit/mincha/ma’ariv</text:p>
            </text:list-item>
            <text:list-item>
              <text:p text:style-name="P10">Figure out how to organize holiday musaf</text:p>
            </text:list-item>
          </text:list>
        </text:list-item>
        <text:list-item>
          <text:p text:style-name="P9">Add bibliography</text:p>
          <text:list>
            <text:list-item>
              <text:p text:style-name="P9">Olas Tamid</text:p>
            </text:list-item>
            <text:list-item>
              <text:p text:style-name="P9">Wikisource (Siddur and <text:span text:style-name="T6">Mikra al pi HaMesora</text:span>)</text:p>
            </text:list-item>
            <text:list-item>
              <text:p text:style-name="P9">Birnbaum</text:p>
            </text:list-item>
            <text:list-item>
              <text:p text:style-name="P9">Sim Shalom</text:p>
            </text:list-item>
            <text:list-item>
              <text:p text:style-name="P9">Lev Shalem</text:p>
            </text:list-item>
            <text:list-item>
              <text:p text:style-name="P9">Artscroll</text:p>
            </text:list-item>
            <text:list-item>
              <text:p text:style-name="P9">Koren <text:span text:style-name="T2">(siddur, YT Machzor)</text:span></text:p>
            </text:list-item>
            <text:list-item>
              <text:p text:style-name="P9">Avodat Yisrael</text:p>
            </text:list-item>
            <text:list-item>
              <text:p text:style-name="P11"><text:span text:style-name="Default_20_Paragraph_20_Font"><text:span text:style-name="T3">Tefilat Yesharim</text:span></text:span></text:p>
            </text:list-item>
            <text:list-item>
              <text:p text:style-name="P12"><text:span text:style-name="Default_20_Paragraph_20_Font"><text:span text:style-name="T5">Rabbanit Leah Sarna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Shlomo" svg:font-family="Shlomo" style:font-pitch="variable"/>
    <style:font-face style:name="Constantia" svg:font-family="Constant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Windows_X86_64 LibreOffice_project/79c9829dd5d8054ec39a82dc51cd9eff340dbee8</meta:generator>
    <dc:title/>
    <dc:description/>
    <dc:subject/>
    <meta:initial-creator>Kasimer Nathan</meta:initial-creator>
    <dc:creator>Nathan Kasimer</dc:creator>
    <meta:creation-date>2020-04-24T14:01:00Z</meta:creation-date>
    <dc:date>2020-05-03T12:19:03.470000000</dc:date>
    <meta:editing-cycles>21</meta:editing-cycles>
    <meta:editing-duration>PT7H5M49S</meta:editing-duration>
    <meta:document-statistic meta:table-count="0" meta:image-count="0" meta:object-count="0" meta:page-count="1" meta:paragraph-count="27" meta:word-count="141" meta:character-count="788" meta:non-whitespace-character-count="699"/>
    <meta:template xlink:type="simple" xlink:actuate="onRequest" xlink:title="" xlink:href="Normal.dotm"/>
  </office:meta>
</office:document-meta>
</file>